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SOLUCIONES SIS</text:p>
          </draw:text-box>
        </draw:frame>
        <draw:frame presentation:style-name="pr2" draw:text-style-name="P1" draw:layer="layout" svg:width="26cm" svg:height="6.315cm" svg:x="1cm" svg:y="14.093cm" presentation:class="subtitle" presentation:user-transformed="true">
          <draw:text-box>
            <text:p>AUTORES:</text:p>
            <text:p>JUAN R. </text:p>
            <text:p>JAIME J. PARRAGA GANCHOZO</text:p>
            <text:p>JORGE M. VERA ZAMBRANO</text:p>
            <text:p>LEYDI T. ZAMBRANO MENDOZA</text:p>
            <text:p>CRISTHIAN A. ZAMBRANO ZAMBRANO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ISIÓN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SIÓN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LOR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2T17:27:39.187062779</meta:creation-date>
    <meta:editing-duration>PT6M39S</meta:editing-duration>
    <meta:editing-cycles>2</meta:editing-cycles>
    <meta:generator>LibreOffice/6.0.6.2$Linux_X86_64 LibreOffice_project/00$Build-2</meta:generator>
    <dc:title>Midnightblue</dc:title>
    <dc:date>2018-10-12T17:34:17.858740950</dc:date>
    <meta:document-statistic meta:object-count="67"/>
  </office:meta>
</office:document-meta>
</file>